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# Week 4 exercise 1</text:p>
      <text:p text:style-name="Normal"/>
      <text:p text:style-name="Normal"># a) Normal distribution with µ = 100 and σ^2 = 225</text:p>
      <text:p text:style-name="Normal"># SD = sqrt(225) = 15</text:p>
      <text:p text:style-name="Normal"># Calculate P(X &lt;= 75)</text:p>
      <text:p text:style-name="Normal">a1 &lt;- pnorm(75, mean = 100, sd = 15, lower.tail = TRUE, log.p = FALSE)</text:p>
      <text:p text:style-name="Normal"/>
      <text:p text:style-name="Normal"># calculate P(X &gt;= 130)</text:p>
      <text:p text:style-name="Normal">a2 &lt;- 1 - pnorm(130, mean = 100, sd = 15, lower.tail = TRUE, log.p = FALSE)</text:p>
      <text:p text:style-name="Normal"/>
      <text:p text:style-name="Normal"># calculate P(90 &lt;= X &lt;= 110)</text:p>
      <text:p text:style-name="Normal">a3 &lt;- pnorm(110, mean = 100, sd = 15, lower.tail = TRUE, log.p = FALSE) - pnorm(90, mean = 100, sd = 15, lower.tail = TRUE, log.p = FALSE)</text:p>
      <text:p text:style-name="Normal"/>
      <text:p text:style-name="Normal"/>
      <text:p text:style-name="Normal"># b) Binomial distribution with n = 250 and p = 0.02</text:p>
      <text:p text:style-name="Normal"># Calculate b1 so that P(Y &lt;= b1) = 0.93</text:p>
      <text:p text:style-name="Normal"># pbinom(b1,250,0.02) = 0.93</text:p>
      <text:p text:style-name="Normal"># r qbinom - inverse binomial distribution</text:p>
      <text:p text:style-name="Normal">b1 &lt;- qbinom(0.93,250,0.02)</text:p>
      <text:p text:style-name="Normal"/>
      <text:p text:style-name="Normal"># c) Simulate 10 000 observations from binomial distribution<text:s/></text:p>
      <text:p text:style-name="Normal"># with parameters n = 250 (argument size) and p = 0.02</text:p>
      <text:p text:style-name="Normal"># rbinom (observations, trails/observation, probability of success)</text:p>
      <text:p text:style-name="Normal"/>
      <text:p text:style-name="Normal">set.seed(1) # You should run this line, but don't change it! Call the function</text:p>
      <text:p text:style-name="Normal">#"rbinom" only ONCE in your solution after running this line.</text:p>
      <text:p text:style-name="Normal">temp &lt;- rbinom(10000, 250, 0.02)</text:p>
      <text:p text:style-name="Normal"/>
      <text:p text:style-name="Normal"># c1 = proportion of the observations that are smaller or equal<text:s/></text:p>
      <text:p text:style-name="Normal"># to the number b1 calculated in part (b)</text:p>
      <text:p text:style-name="Normal"># dbinom: probability of getting X successes on n binomial trials</text:p>
      <text:soft-page-break/>
      <text:p text:style-name="Normal">c1 &lt;- sum(temp &lt;= b1)/10000</text:p>
      <text:p text:style-name="P2"/>
      <text:p text:style-name="Normal"/>
      <text:p text:style-name="Normal"># Week 4 exercise 2</text:p>
      <text:p text:style-name="Normal"/>
      <text:p text:style-name="Normal"># a)</text:p>
      <text:p text:style-name="Normal">set.seed(1) # First run this line of code</text:p>
      <text:p text:style-name="Normal">result &lt;- rbinom(n=1000, size=5, prob=1/3) # Then run this line</text:p>
      <text:p text:style-name="Normal">n1 &lt;- sum(result &gt;= 4) # And then calculate n1 using the data in "result"</text:p>
      <text:p text:style-name="Normal"/>
      <text:p text:style-name="Normal"># b)</text:p>
      <text:p text:style-name="Normal">guess_test &lt;- function(n) {</text:p>
      <text:p text:style-name="Normal"><text:s text:c="2"/>result2 &lt;- rbinom(n, size=5, prob=1/3)</text:p>
      <text:p text:style-name="Normal"><text:s text:c="2"/>result2</text:p>
      <text:p text:style-name="Normal">}<text:s/></text:p>
      <text:p text:style-name="Normal"/>
      <text:p text:style-name="Normal"/>
      <text:p text:style-name="Normal"/>
      <text:p text:style-name="Normal"># c) # P(X&lt;=x1) = pbinom(x1,n,p)</text:p>
      <text:p text:style-name="Normal">p1 &lt;- 1-pbinom(3,5,1/3)</text:p>
      <text:p text:style-name="Normal"/>
      <text:p text:style-name="P3"/>
      <text:p text:style-name="Normal"># Week 4 exercise 3</text:p>
      <text:p text:style-name="Normal"/>
      <text:p text:style-name="Normal"># a)</text:p>
      <text:p text:style-name="Normal">x &lt;- c(0:64)</text:p>
      <text:p text:style-name="Normal">fx &lt;- dbinom(x, size=64, prob=0.5)</text:p>
      <text:p text:style-name="Normal"/>
      <text:p text:style-name="Normal"># b)</text:p>
      <text:p text:style-name="Normal">y &lt;- seq(0,64,by=0.01)</text:p>
      <text:p text:style-name="Normal">fy &lt;- pnorm(y, mean = 32, sd = 4, lower.tail = TRUE, log.p = FALSE)</text:p>
      <text:p text:style-name="Normal"/>
      <text:p text:style-name="Normal"/>
      <text:p text:style-name="Normal"># c) Voluntary part. You can create the plots by pressing "Source"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we, Diana A</meta:initial-creator>
    <dc:creator>Crowe, Diana A</dc:creator>
    <meta:creation-date>2020-09-28T16:09:00Z</meta:creation-date>
    <dc:date>2020-10-07T08:12:00Z</dc:date>
    <meta:template xlink:href="Normal.dotm" xlink:type="simple"/>
    <meta:editing-cycles>2</meta:editing-cycles>
    <meta:editing-duration>PT120S</meta:editing-duration>
    <meta:document-statistic meta:page-count="3" meta:paragraph-count="3" meta:word-count="271" meta:character-count="1816" meta:row-count="12" meta:non-whitespace-character-count="1548"/>
  </office:meta>
</office:document-meta>
</file>